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3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3"/>
          <table:table-cell table:style-name="ce10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10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10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10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0:14:05.455000000</meta:creation-date>
    <dc:date>2023-02-21T22:04:30.507000000</dc:date>
    <meta:editing-duration>PT6H12M1S</meta:editing-duration>
    <meta:editing-cycles>4</meta:editing-cycles>
    <meta:generator>LibreOffice/7.5.0.3$Windows_X86_64 LibreOffice_project/c21113d003cd3efa8c53188764377a8272d9d6de</meta:generator>
    <meta:document-statistic meta:table-count="1" meta:cell-count="47" meta:object-count="0"/>
  </office:meta>
</office:document-meta>
</file>